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2" svg:font-family="Arial, Helvetica, sans-serif"/>
    <style:font-face style:name="Georgia" svg:font-family="Georgia, 'New Century Schoolbook', 'Nimbus Roman No9 L', serif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style:text-autospace="none"/>
      <style:text-properties fo:font-size="11pt" fo:language="zxx" fo:country="none" style:font-size-asian="11pt" style:font-size-complex="11pt"/>
    </style:style>
    <style:style style:name="P2" style:family="paragraph" style:parent-style-name="Standard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</style:style>
    <style:style style:name="P3" style:family="paragraph" style:parent-style-name="Standard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officeooo:paragraph-rsid="00139805"/>
    </style:style>
    <style:style style:name="P4" style:family="paragraph" style:parent-style-name="Standard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officeooo:paragraph-rsid="0015432c"/>
    </style:style>
    <style:style style:name="P5" style:family="paragraph" style:parent-style-name="Standard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style:use-window-font-color="true" style:font-name="Arial1" fo:font-size="11pt" fo:language="zxx" fo:country="none" style:text-underline-style="none" officeooo:paragraph-rsid="0018991f" style:font-name-asian="Arial1" style:font-size-asian="11pt" style:font-name-complex="Arial1" style:font-size-complex="11pt"/>
    </style:style>
    <style:style style:name="P6" style:family="paragraph" style:parent-style-name="Heading_20_1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fo:font-variant="normal" fo:text-transform="none" fo:color="#333333" style:font-name="sans-serif" fo:font-size="12pt" fo:letter-spacing="normal" fo:font-style="normal" fo:font-weight="normal" officeooo:paragraph-rsid="0017036a" style:font-size-asian="12pt" style:font-weight-asian="normal" style:font-size-complex="12pt" style:font-weight-complex="normal"/>
    </style:style>
    <style:style style:name="P7" style:family="paragraph" style:parent-style-name="Heading_20_1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fo:font-variant="normal" fo:text-transform="none" fo:color="#333333" style:font-name="sans-serif" fo:font-size="11pt" fo:letter-spacing="normal" fo:font-style="normal" fo:font-weight="normal" officeooo:paragraph-rsid="00186029" style:font-size-asian="11pt" style:font-weight-asian="normal" style:font-size-complex="11pt" style:font-weight-complex="normal"/>
    </style:style>
    <style:style style:name="P8" style:family="paragraph" style:parent-style-name="Heading_20_1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fo:font-variant="normal" fo:text-transform="none" fo:color="#333333" style:font-name="Georgia" fo:font-size="11pt" fo:language="zxx" fo:country="none" fo:font-style="normal" style:text-underline-style="none" fo:font-weight="normal" officeooo:paragraph-rsid="001aaeff" style:font-name-asian="Arial1" style:font-size-asian="11pt" style:font-name-complex="Arial1" style:font-size-complex="11pt"/>
    </style:style>
    <style:style style:name="P9" style:family="paragraph" style:parent-style-name="Heading_20_1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officeooo:paragraph-rsid="0018991f"/>
    </style:style>
    <style:style style:name="T1" style:family="text">
      <style:text-properties fo:font-size="11pt" fo:language="zxx" fo:country="none" style:font-size-asian="11pt" style:font-size-complex="11pt"/>
    </style:style>
    <style:style style:name="T2" style:family="text">
      <style:text-properties style:use-window-font-color="true" fo:font-size="11pt" fo:language="zxx" fo:country="none" style:text-underline-style="none" style:font-size-asian="11pt" style:font-size-complex="11pt"/>
    </style:style>
    <style:style style:name="T3" style:family="text">
      <style:text-properties style:use-window-font-color="true" style:font-name="Arial1" fo:font-size="11pt" fo:language="zxx" fo:country="none" style:text-underline-style="none" style:font-name-asian="Arial1" style:font-size-asian="11pt" style:font-name-complex="Arial1" style:font-size-complex="11pt"/>
    </style:style>
    <style:style style:name="T4" style:family="text">
      <style:text-properties style:use-window-font-color="true" style:font-name="Arial1" fo:language="zxx" fo:country="none" style:text-underline-style="none" style:font-name-asian="Arial1" style:font-name-complex="Arial1"/>
    </style:style>
    <style:style style:name="T5" style:family="text">
      <style:text-properties style:use-window-font-color="true" style:font-name="Arial1" fo:language="zxx" fo:country="none" style:text-underline-style="none" officeooo:rsid="0017036a" style:font-name-asian="Arial1" style:font-name-complex="Arial1"/>
    </style:style>
    <style:style style:name="T6" style:family="text">
      <style:text-properties style:use-window-font-color="true" style:font-name="Arial1" fo:language="zxx" fo:country="none" style:text-underline-style="none" officeooo:rsid="00186029" style:font-name-asian="Arial1" style:font-name-complex="Arial1"/>
    </style:style>
    <style:style style:name="T7" style:family="text">
      <style:text-properties style:font-name="Arial1" fo:font-size="11pt" fo:language="zxx" fo:country="none" style:font-name-asian="Arial1" style:font-size-asian="11pt" style:font-name-complex="Arial1" style:font-size-complex="11pt"/>
    </style:style>
    <style:style style:name="T8" style:family="text">
      <style:text-properties officeooo:rsid="0018991f"/>
    </style:style>
    <style:style style:name="T9" style:family="text">
      <style:text-properties fo:font-variant="normal" fo:text-transform="none" fo:color="#000000" style:font-name="Arial2" fo:letter-spacing="normal" fo:font-style="normal"/>
    </style:style>
    <style:style style:name="T10" style:family="text">
      <style:text-properties fo:font-variant="normal" fo:text-transform="none" fo:color="#000000" style:font-name="Arial2" fo:letter-spacing="normal" fo:font-style="normal" fo:font-weight="bold"/>
    </style:style>
    <style:style style:name="T11" style:family="text">
      <style:text-properties fo:font-variant="normal" fo:text-transform="none" fo:color="#000000" style:font-name="Arial2" fo:letter-spacing="normal" fo:font-style="normal" fo:font-weight="bold" officeooo:rsid="0018991f"/>
    </style:style>
    <style:style style:name="T12" style:family="text">
      <style:text-properties fo:font-variant="normal" fo:text-transform="none" fo:color="#000000" style:font-name="Arial2" fo:letter-spacing="normal" fo:font-style="normal" officeooo:rsid="0018991f"/>
    </style:style>
    <style:style style:name="T13" style:family="text">
      <style:text-properties fo:font-variant="normal" fo:text-transform="none" fo:color="#000000" style:font-name="Arial2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Arial2" fo:letter-spacing="normal" fo:font-style="normal" fo:font-weight="normal" officeooo:rsid="0018991f" style:font-weight-asian="normal" style:font-weight-complex="normal"/>
    </style:style>
    <style:style style:name="T15" style:family="text">
      <style:text-properties fo:font-variant="normal" fo:text-transform="none" fo:color="#000000" style:font-name="Arial2" fo:letter-spacing="normal" fo:font-style="normal" fo:font-weight="normal" officeooo:rsid="0018f29b" style:font-weight-asian="normal" style:font-weight-complex="normal"/>
    </style:style>
    <style:style style:name="T16" style:family="text">
      <style:text-properties fo:font-variant="normal" fo:text-transform="none" fo:color="#000000" style:font-name="Arial2" fo:font-size="11pt" fo:letter-spacing="normal" fo:language="zxx" fo:country="none" fo:font-style="normal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T17" style:family="text">
      <style:text-properties fo:font-variant="normal" fo:text-transform="none" fo:color="#000000" style:font-name="Arial2" fo:font-size="11pt" fo:letter-spacing="normal" fo:language="zxx" fo:country="none" fo:font-style="normal" style:text-underline-style="none" fo:font-weight="normal" officeooo:rsid="0018991f" style:font-name-asian="Arial1" style:font-size-asian="11pt" style:font-weight-asian="normal" style:font-name-complex="Arial1" style:font-size-complex="11pt" style:font-weight-complex="normal"/>
    </style:style>
    <style:style style:name="T18" style:family="text">
      <style:text-properties fo:font-variant="normal" fo:text-transform="none" fo:color="#000000" style:font-name="Arial2" fo:font-size="11pt" fo:letter-spacing="normal" fo:language="zxx" fo:country="none" fo:font-style="normal" style:text-underline-style="none" fo:font-weight="normal" officeooo:rsid="0018f29b" style:font-name-asian="Arial1" style:font-size-asian="11pt" style:font-weight-asian="normal" style:font-name-complex="Arial1" style:font-size-complex="11pt" style:font-weight-complex="normal"/>
    </style:style>
    <style:style style:name="T19" style:family="text">
      <style:text-properties officeooo:rsid="001aae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proxyä käytetään yksinkertaisesti lisäämällä URLin perään tekstin .libproxy.helsinki.fi</text:p>
      <text:p text:style-name="P1">Kiinnostavia artikkeleita:</text:p>
      <text:p text:style-name="P1">Konferenssiartikkeli on välillä hankala tunnistaa... tarkasta lukiessasi!</text:p>
      <text:p text:style-name="P1"><text:s/>Symposium = Conference?</text:p>
      <text:list xml:id="list36428976" text:style-name="RTF_5f_Num_20_2">
        <text:list-item>
          <text:p text:style-name="P3"><text:span text:style-name="T1">KONFERENSSI: Quality of Testing in Test Driven Development. </text:span><text:a xlink:type="simple" xlink:href="http://ieeexplore.ieee.org.libproxy.helsinki.fi/xpl/articleDetails.jsp?tp=&amp;arnumber=6511824"><text:span text:style-name="T2">http://ieeexplore.ieee.org.libproxy.helsinki.fi/xpl/articleDetails.jsp?tp=&amp;arnumber=6511824</text:span></text:a></text:p>
        </text:list-item>
        <text:list-item>
          <text:p text:style-name="P2"><text:span text:style-name="T7">Comparing the Defect Reduction Benefits of Code Inspection and Test-Driven Development. </text:span><text:a xlink:type="simple" xlink:href="http://ieeexplore.ieee.org.libproxy.helsinki.fi/xpl/articleDetails.jsp?tp=&amp;arnumber=5750007"><text:span text:style-name="T3">http://ieeexplore.ieee.org.libproxy.helsinki.fi/xpl/articleDetails.jsp?tp=&amp;arnumber=5750007</text:span></text:a></text:p>
        </text:list-item>
        <text:list-item>
          <text:p text:style-name="P2"><text:span text:style-name="T7">Driving Software Quality: How Test-Driven Development Impacts Software Quality. </text:span><text:a xlink:type="simple" xlink:href="http://ieeexplore.ieee.org.libproxy.helsinki.fi/xpl/articleDetails.jsp?tp=&amp;arnumber=4012627"><text:span text:style-name="T3">http://ieeexplore.ieee.org.libproxy.helsinki.fi/xpl/articleDetails.jsp?tp=&amp;arnumber=4012627</text:span></text:a></text:p>
        </text:list-item>
        <text:list-item>
          <text:p text:style-name="P2"><text:span text:style-name="T7">META-ANALYYSI: The Effects of Test-Driven Development on External Quality and Productivity: A Meta-Analysis. </text:span><text:a xlink:type="simple" xlink:href="http://ieeexplore.ieee.org.libproxy.helsinki.fi/xpl/articleDetails.jsp?tp=&amp;arnumber=6197200"><text:span text:style-name="T3">http://ieeexplore.ieee.org.libproxy.helsinki.fi/xpl/articleDetails.jsp?tp=&amp;arnumber=6197200</text:span></text:a></text:p>
        </text:list-item>
        <text:list-item>
          <text:p text:style-name="P2"><text:span text:style-name="T7">KONFERENSSI: Evaluating advantages of test driven development: a controlled experiment with professionals. </text:span><text:a xlink:type="simple" xlink:href="http://dl.acm.org.libproxy.helsinki.fi/citation.cfm?id=1159733.1159788"><text:span text:style-name="T3">http://dl.acm.org.libproxy.helsinki.fi/citation.cfm?id=1159733.1159788</text:span></text:a></text:p>
        </text:list-item>
        <text:list-item>
          <text:p text:style-name="P2"><text:span text:style-name="T7">KONFERENSSI: Evaluating the efficacy of test-driven development: industrial case studies. </text:span><text:a xlink:type="simple" xlink:href="http://dl.acm.org.libproxy.helsinki.fi/citation.cfm?id=1159733.1159787"><text:span text:style-name="T3">http://dl.acm.org.libproxy.helsinki.fi/citation.cfm?id=1159733.1159787</text:span></text:a></text:p>
        </text:list-item>
        <text:list-item>
          <text:p text:style-name="P2"><text:span text:style-name="T7">KONFERENSSI: An experimental evaluation of test driven development vs. test-last development with industry professionals. </text:span><text:a xlink:type="simple" xlink:href="http://dl.acm.org.libproxy.helsinki.fi/citation.cfm?id=2601248.2601267"><text:span text:style-name="T3">http://dl.acm.org.libproxy.helsinki.fi/citation.cfm?id=2601248.2601267</text:span></text:a></text:p>
        </text:list-item>
        <text:list-item>
          <text:p text:style-name="P2"><text:span text:style-name="T7">KONFERENSSI: An Empirical Study on the TDD Conformance of Novice and Expert Pair Programmers. </text:span><text:a xlink:type="simple" xlink:href="http://link.springer.com.libproxy.helsinki.fi/chapter/10.1007/978-3-642-01853-4_6"><text:span text:style-name="T3">http://link.springer.com.libproxy.helsinki.fi/chapter/10.1007/978-3-642-01853-4_6</text:span></text:a></text:p>
        </text:list-item>
        <text:list-item>
          <text:p text:style-name="P2"><text:span text:style-name="T7">KIRJA: Test-Driven Development: An Empirical Evaluation of Agile Practice. </text:span><text:a xlink:type="simple" xlink:href="http://link.springer.com.libproxy.helsinki.fi/book/10.1007/978-3-642-04288-1"><text:span text:style-name="T3">http://link.springer.com.libproxy.helsinki.fi/book/10.1007/978-3-642-04288-1</text:span></text:a></text:p>
        </text:list-item>
        <text:list-item>
          <text:p text:style-name="P4"><text:span text:style-name="T7">The effect of experience on the test-driven development process. </text:span><text:a xlink:type="simple" xlink:href="http://link.springer.com.libproxy.helsinki.fi/article/10.1007/s10664-007-9048-2"><text:span text:style-name="T3">http://link.springer.com.libproxy.helsinki.fi/article/10.1007/s10664-007-9048-2</text:span></text:a></text:p>
        </text:list-item>
        <text:list-item>
          <text:p text:style-name="P4"><text:span text:style-name="T7">The effectiveness of test-driven development: an industrial case study: </text:span><text:a xlink:type="simple" xlink:href="http://link.springer.com.libproxy.helsinki.fi/article/10.1007/s11219-011-9130-2"><text:span text:style-name="T3">http://link.springer.com.libproxy.helsinki.fi/article/10.1007/s11219-011-9130-2</text:span></text:a></text:p>
        </text:list-item>
        <text:list-item>
          <text:h text:style-name="P6" text:outline-level="1"><text:soft-page-break/><text:span text:style-name="T4">Does Test-Driven Development Really Improve Software Design Quality?. </text:span><text:span text:style-name="T5">http://ieeexplore.ieee.org.libproxy.helsinki.fi/xpl/articleDetails.jsp?tp=&amp;arnumber=4455636</text:span></text:h>
        </text:list-item>
        <text:list-item>
          <text:h text:style-name="P7" text:outline-level="1"><text:span text:style-name="T4">An Experimental Evaluation of the Effectiveness and Efficiency of the Test Driven Development. </text:span><text:span text:style-name="T6">http://ieeexplore.ieee.org.libproxy.helsinki.fi/xpl/articleDetails.jsp?tp=&amp;arnumber=4343756</text:span></text:h>
        </text:list-item>
        <text:list-item>
          <text:h text:style-name="P9" text:outline-level="1"><text:span text:style-name="Strong_20_Emphasis"><text:span text:style-name="T18">Ilmeisesti hieman rennompi vertaisarvionti tässä lehdessä</text:span></text:span><text:span text:style-name="Strong_20_Emphasis"><text:span text:style-name="T17">? </text:span></text:span><text:span text:style-name="Strong_20_Emphasis"><text:span text:style-name="T16">Metrics for measuring the quality of object-oriented softwar</text:span></text:span><text:span text:style-name="Strong_20_Emphasis"><text:span text:style-name="T17">e. </text:span></text:span><text:a xlink:type="simple" xlink:href="http://dl.acm.org.libproxy.helsinki.fi/citation.cfm?id=2507288.2507311"><text:span text:style-name="Strong_20_Emphasis">http://dl.acm.org.libproxy.helsinki.fi/citation.cfm?id=2507288.2507311</text:span></text:a></text:h>
        </text:list-item>
        <text:list-item>
          <text:h text:style-name="P8" text:outline-level="1"><text:bookmark text:name="title"/><text:span text:style-name="T19">Tosi bueno! </text:span><text:span text:style-name="T8">In search for a widely applicable and accepted software quality model for software quality engineering. <text:s/></text:span><text:span text:style-name="T19">http://link.springer.com.libproxy.helsinki.fi/article/10.1007/s11219-007-9029-0</text:span></text:h>
        </text:list-item>
        <text:list-item>
          <text:p text:style-name="P5"><text:span text:style-name="T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Arial2" svg:font-family="Arial, Helvetica, sans-serif"/>
    <style:font-face style:name="Georgia" svg:font-family="Georgia, 'New Century Schoolbook', 'Nimbus Roman No9 L', serif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RTF_5f_Num_20_2_20_1" style:display-name="RTF_Num 2 1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7:21:43.78</meta:creation-date>
    <dc:date>2015-02-13T17:07:38.47</dc:date>
    <meta:editing-duration>PT50M48S</meta:editing-duration>
    <meta:editing-cycles>7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19" meta:word-count="220" meta:character-count="2814" meta:non-whitespace-character-count="2626"/>
  </office:meta>
</office:document-meta>
</file>